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8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53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76cm" fo:min-width="0cm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roman" style:font-pitch-asian="variable" style:font-size-asian="18pt" style:font-style-asian="normal" style:font-weight-asian="normal" style:font-family-complex="Arial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rect draw:style-name="gr1" draw:text-style-name="P1" draw:layer="layout" svg:width="3.81cm" svg:height="1.524cm" svg:x="0.508cm" svg:y="6.858cm">
          <text:p/>
        </draw:rect>
        <draw:line draw:style-name="gr2" draw:text-style-name="P1" draw:layer="layout" svg:x1="4.318cm" svg:y1="7.874cm" svg:x2="6.096cm" svg:y2="7.874cm">
          <text:p/>
        </draw:line>
        <draw:rect draw:style-name="gr1" draw:text-style-name="P1" draw:layer="layout" svg:width="2.286cm" svg:height="1.27cm" svg:x="6.35cm" svg:y="7.112cm">
          <text:p/>
        </draw:rect>
        <draw:line draw:style-name="gr2" draw:text-style-name="P1" draw:layer="layout" svg:x1="8.636cm" svg:y1="7.874cm" svg:x2="9.906cm" svg:y2="7.874cm">
          <text:p/>
        </draw:line>
        <draw:rect draw:style-name="gr1" draw:text-style-name="P1" draw:layer="layout" svg:width="2.286cm" svg:height="1.27cm" svg:x="9.906cm" svg:y="7.112cm">
          <text:p/>
        </draw:rect>
        <draw:line draw:style-name="gr2" draw:text-style-name="P1" draw:layer="layout" svg:x1="12.446cm" svg:y1="7.874cm" svg:x2="14.224cm" svg:y2="7.874cm">
          <text:p/>
        </draw:line>
        <draw:rect draw:style-name="gr1" draw:text-style-name="P1" draw:layer="layout" svg:width="2.286cm" svg:height="1.27cm" svg:x="14.478cm" svg:y="7.112cm">
          <text:p/>
        </draw:rect>
        <draw:line draw:style-name="gr2" draw:text-style-name="P1" draw:layer="layout" svg:x1="16.764cm" svg:y1="7.874cm" svg:x2="18.034cm" svg:y2="7.874cm">
          <text:p/>
        </draw:line>
        <draw:rect draw:style-name="gr1" draw:text-style-name="P1" draw:layer="layout" svg:width="2.286cm" svg:height="1.27cm" svg:x="18.034cm" svg:y="7.112cm">
          <text:p/>
        </draw:rect>
        <draw:frame draw:style-name="gr3" draw:layer="layout" svg:width="5.48cm" svg:height="0.962cm" svg:x="-0.146cm" svg:y="5.842cm">
          <draw:text-box>
            <text:p>Start of sequence</text:p>
          </draw:text-box>
        </draw:frame>
        <draw:frame draw:style-name="gr3" draw:layer="layout" svg:width="3.749cm" svg:height="0.962cm" svg:x="6.009cm" svg:y="6.15cm">
          <draw:text-box>
            <text:p>Start codon</text:p>
          </draw:text-box>
        </draw:frame>
        <draw:frame draw:style-name="gr3" draw:layer="layout" svg:width="1.878cm" svg:height="0.962cm" svg:x="9.906cm" svg:y="6.15cm">
          <draw:text-box>
            <text:p>exon</text:p>
          </draw:text-box>
        </draw:frame>
        <draw:frame draw:style-name="gr3" draw:layer="layout" svg:width="4.033cm" svg:height="0.962cm" svg:x="13.189cm" svg:y="6.096cm">
          <draw:text-box>
            <text:p>Splice donor</text:p>
          </draw:text-box>
        </draw:frame>
        <draw:frame draw:style-name="gr4" draw:layer="layout" svg:width="2.09cm" svg:height="1.216cm" svg:x="18.034cm" svg:y="6.15cm">
          <draw:text-box>
            <text:p>intron</text:p>
          </draw:text-box>
        </draw:frame>
        <draw:line draw:style-name="gr2" draw:text-style-name="P1" draw:layer="layout" svg:x1="20.32cm" svg:y1="7.874cm" svg:x2="22.098cm" svg:y2="7.874cm">
          <text:p/>
        </draw:line>
        <draw:rect draw:style-name="gr1" draw:text-style-name="P1" draw:layer="layout" svg:width="2.286cm" svg:height="1.27cm" svg:x="22.352cm" svg:y="7.112cm">
          <text:p/>
        </draw:rect>
        <draw:line draw:style-name="gr2" draw:text-style-name="P1" draw:layer="layout" svg:x1="24.638cm" svg:y1="7.874cm" svg:x2="25.908cm" svg:y2="7.874cm">
          <text:p/>
        </draw:line>
        <draw:rect draw:style-name="gr1" draw:text-style-name="P1" draw:layer="layout" svg:width="2.286cm" svg:height="1.27cm" svg:x="25.908cm" svg:y="7.112cm">
          <text:p/>
        </draw:rect>
        <draw:frame draw:style-name="gr3" draw:layer="layout" svg:width="4.845cm" svg:height="0.962cm" svg:x="21.367cm" svg:y="6.15cm">
          <draw:text-box>
            <text:p>Splice acceptor</text:p>
          </draw:text-box>
        </draw:frame>
        <draw:frame draw:style-name="gr3" draw:layer="layout" svg:width="4.456cm" svg:height="0.962cm" svg:x="25.654cm" svg:y="5.896cm">
          <draw:text-box>
            <text:p>Terminal exon</text:p>
          </draw:text-box>
        </draw:frame>
        <draw:frame draw:style-name="gr5" draw:layer="layout" svg:width="1.778cm" svg:height="0.962cm" svg:x="14.732cm" svg:y="8.382cm">
          <draw:text-box>
            <text:p>AG</text:p>
          </draw:text-box>
        </draw:frame>
        <draw:frame draw:style-name="gr3" draw:layer="layout" svg:width="1.383cm" svg:height="0.962cm" svg:x="22.747cm" svg:y="8.436cm">
          <draw:text-box>
            <text:p>GT</text:p>
          </draw:text-box>
        </draw:frame>
        <draw:frame draw:style-name="gr5" draw:layer="layout" svg:width="1.778cm" svg:height="2.384cm" svg:x="6.604cm" svg:y="8.636cm">
          <draw:text-box>
            <text:p>A:1</text:p>
            <text:p>T:1</text:p>
            <text:p>G:1</text:p>
          </draw:text-box>
        </draw:frame>
        <draw:custom-shape draw:style-name="gr6" draw:text-style-name="P1" draw:layer="layout" svg:width="1.778cm" svg:height="1.778cm" svg:x="3.048cm" svg:y="4.572cm">
          <text:p/>
          <draw:enhanced-geometry svg:viewBox="0 0 21600 21600" draw:text-areas="0 0 21600 21600" draw:type="circular-arrow" draw:modifiers="141.03615639413 21.3822883027505 7243.2514175766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6" draw:text-style-name="P1" draw:layer="layout" svg:width="1.778cm" svg:height="1.778cm" svg:x="10.414cm" svg:y="4.572cm">
          <text:p/>
          <draw:enhanced-geometry svg:viewBox="0 0 21600 21600" draw:text-areas="0 0 21600 21600" draw:type="circular-arrow" draw:modifiers="141.03615639413 21.3822883027505 7243.2514175766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6" draw:text-style-name="P1" draw:layer="layout" svg:width="1.778cm" svg:height="1.778cm" svg:x="18.346cm" svg:y="4.572cm">
          <text:p/>
          <draw:enhanced-geometry svg:viewBox="0 0 21600 21600" draw:text-areas="0 0 21600 21600" draw:type="circular-arrow" draw:modifiers="141.03615639413 21.3822883027505 7243.2514175766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3" draw:layer="layout" svg:width="1.031cm" svg:height="0.962cm" svg:x="3.81cm" svg:y="3.302cm">
          <draw:text-box>
            <text:p>.9</text:p>
          </draw:text-box>
        </draw:frame>
        <draw:frame draw:style-name="gr3" draw:layer="layout" svg:width="1.031cm" svg:height="0.962cm" svg:x="10.922cm" svg:y="3.556cm">
          <draw:text-box>
            <text:p>.9</text:p>
          </draw:text-box>
        </draw:frame>
        <draw:frame draw:style-name="gr3" draw:layer="layout" svg:width="1.031cm" svg:height="0.962cm" svg:x="19.05cm" svg:y="3.81cm">
          <draw:text-box>
            <text:p>.9</text:p>
          </draw:text-box>
        </draw:frame>
        <draw:frame draw:style-name="gr3" draw:layer="layout" svg:width="1.031cm" svg:height="0.962cm" svg:x="4.303cm" svg:y="8.436cm">
          <draw:text-box>
            <text:p>.1</text:p>
          </draw:text-box>
        </draw:frame>
        <draw:frame draw:style-name="gr3" draw:layer="layout" svg:width="1.031cm" svg:height="0.962cm" svg:x="12.446cm" svg:y="8.636cm">
          <draw:text-box>
            <text:p>.1</text:p>
          </draw:text-box>
        </draw:frame>
        <draw:frame draw:style-name="gr3" draw:layer="layout" svg:width="1.031cm" svg:height="0.962cm" svg:x="20.305cm" svg:y="8.382cm">
          <draw:text-box>
            <text:p>.1</text:p>
          </draw:text-box>
        </draw:frame>
        <draw:custom-shape draw:style-name="gr6" draw:text-style-name="P1" draw:layer="layout" svg:width="1.778cm" svg:height="1.778cm" svg:x="25.908cm" svg:y="4.372cm">
          <text:p/>
          <draw:enhanced-geometry svg:viewBox="0 0 21600 21600" draw:text-areas="0 0 21600 21600" draw:type="circular-arrow" draw:modifiers="141.03615639413 21.3822883027505 7243.2514175766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3" draw:layer="layout" svg:width="1.031cm" svg:height="0.962cm" svg:x="26.612cm" svg:y="3.61cm">
          <draw:text-box>
            <text:p>.8</text:p>
          </draw:text-box>
        </draw:frame>
        <draw:frame draw:style-name="gr3" draw:layer="layout" svg:width="3.537cm" svg:height="1.673cm" svg:x="25.927cm" svg:y="8.487cm">
          <draw:text-box>
            <text:p>.1 end</text:p>
            <text:p>.1 to splice</text:p>
          </draw:text-box>
        </draw:frame>
        <draw:frame draw:style-name="gr7" draw:layer="layout" svg:width="6.539cm" svg:height="7.361cm" svg:x="20.574cm" svg:y="10.165cm">
          <draw:text-box>
            <text:p>Splice acceptor site 1</text:p>
            <text:p>['A'] = .9998</text:p>
            <text:p>['T'] = .000067</text:p>
            <text:p>['G'] = .000067</text:p>
            <text:p>['C'] = .000067</text:p>
            <text:p text:style-name="P2"><text:span text:style-name="T1">Splice acceptor site 2</text:span></text:p>
            <text:p>['A'] = .0005</text:p>
            <text:p>['T'] = .0001</text:p>
            <text:p>['G'] = .9993</text:p>
            <text:p>['C'] = .0001</text:p>
          </draw:text-box>
        </draw:frame>
        <draw:frame draw:style-name="gr8" draw:layer="layout" svg:width="3.975cm" svg:height="5.228cm" svg:x="14.567cm" svg:y="9.144cm">
          <draw:text-box>
            <text:p>Splice donor site 1</text:p>
            <text:p text:style-name="P2">['A'] = .0005</text:p>
            <text:p text:style-name="P2">['T'] = .0001</text:p>
            <text:p text:style-name="P2">['G'] = .9993</text:p>
            <text:p text:style-name="P2">['C'] = .0001</text:p>
            <text:p text:style-name="P2"/>
          </draw:text-box>
        </draw:frame>
        <draw:frame draw:style-name="gr3" draw:layer="layout" svg:width="5.726cm" svg:height="3.806cm" svg:x="14.34cm" svg:y="13.466cm">
          <draw:text-box>
            <text:p><text:span text:style-name="T1">Splice </text:span><text:span text:style-name="T2">donor site 2</text:span></text:p>
            <text:p text:style-name="P2">['A'] = .0001</text:p>
            <text:p text:style-name="P2">['T'] = .0069</text:p>
            <text:p text:style-name="P2">['G'] = .0001</text:p>
            <text:p text:style-name="P2">['C'] = .9929</text:p>
          </draw:text-box>
        </draw:frame>
        <draw:frame draw:style-name="gr3" draw:layer="layout" svg:width="2.843cm" svg:height="4.517cm" svg:x="0.967cm" svg:y="8.691cm">
          <draw:text-box>
            <text:p>start</text:p>
            <text:p text:style-name="P2">['A'] = .2</text:p>
            <text:p text:style-name="P2">['T'] = .3</text:p>
            <text:p text:style-name="P2">['G'] = .3</text:p>
            <text:p text:style-name="P2">['C'] = .2</text:p>
            <text:p text:style-name="P2"/>
          </draw:text-box>
        </draw:frame>
        <draw:frame draw:style-name="gr3" draw:layer="layout" svg:width="2.843cm" svg:height="4.517cm" svg:x="9.398cm" svg:y="8.437cm">
          <draw:text-box>
            <text:p>exon</text:p>
            <text:p text:style-name="P2">['A'] = .2</text:p>
            <text:p text:style-name="P2">['T'] = .3</text:p>
            <text:p text:style-name="P2">['G'] = .3</text:p>
            <text:p text:style-name="P2">['C'] = .2</text:p>
            <text:p text:style-name="P2"/>
          </draw:text-box>
        </draw:frame>
        <draw:frame draw:style-name="gr9" draw:layer="layout" svg:width="3.199cm" svg:height="4.517cm" svg:x="17.78cm" svg:y="0.254cm">
          <draw:text-box>
            <text:p>intron</text:p>
            <text:p text:style-name="P2">['A'] = .27</text:p>
            <text:p text:style-name="P2">['T'] = .3</text:p>
            <text:p text:style-name="P2">['G'] = .23</text:p>
            <text:p text:style-name="P2">['C'] = .2</text:p>
            <text:p text:style-name="P2"/>
          </draw:text-box>
        </draw:frame>
        <presentation:notes draw:style-name="dp2">
          <draw:page-thumbnail draw:style-name="gr10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ent Gaither</meta:initial-creator>
    <meta:creation-date>2015-03-09T08:43:25</meta:creation-date>
    <meta:editing-duration>PT14H38S</meta:editing-duration>
    <meta:editing-cycles>24</meta:editing-cycles>
    <dc:date>2015-03-09T22:43:54</dc:date>
    <dc:creator>Brent Gaither</dc:creator>
    <meta:generator>OpenOffice.org/3.4$Unix OpenOffice.org_project/340m1$Build-9590</meta:generator>
    <meta:document-statistic meta:object-count="64"/>
  </office:meta>
</office:document-meta>
</file>